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2323504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2" text:outline-level="2"><text:bookmark-start text:name="localisation_traduction_de_freedom_dans_d_autres_langues"/>Localisation (Traduction de freedom dans d'autres langues)<text:bookmark-end text:name="localisation_traduction_de_freedom_dans_d_autres_langues"/></text:h>
      <text:h text:style-name="Heading_20_3" text:outline-level="3"><text:bookmark-start text:name="but_de_ce_document"/>But de ce <text:bookmark-end text:name="but_de_ce_document"/>chapitre</text:h>
      <text:p text:style-name="Text_20_body">Expliquer comment mettre en place la localisation dans <text:span text:style-name="Strong_20_Emphasis">freedom</text:span>.</text:p>
      <text:p text:style-name="Text_20_body">Pour développer dans de bonnes conditions il est indispensable d'utiliser les techniques énoncées dans ce document même si <text:span text:style-name="Strong_20_Emphasis">freedom</text:span> ne sera utilisé qu'en Français pour plusieurs raisons : </text:p>
      <text:list xml:id="list1594216295" text:style-name="List_20_1">
        <text:list-item>
          <text:p text:style-name="P1">Il est déconseillé de mettre des accents dans les fichiers utilisés par <text:span text:style-name="Strong_20_Emphasis">freedom</text:span> (.php, .xml, .app,..)</text:p>
        </text:list-item>
        <text:list-item>
          <text:p text:style-name="P1">Il n'est pas possible de mettre des accents aux noms des étapes des cycles de vie sans passer par ces techniques de localisation</text:p>
        </text:list-item>
      </text:list>
      <text:h text:style-name="Heading_20_3" text:outline-level="3"><text:bookmark-start text:name="quel_mecanisme_utilise_freedom_pour_la_localisation"/>Quel mécanisme utilise freedom pour la localisation ?<text:bookmark-end text:name="quel_mecanisme_utilise_freedom_pour_la_localisation"/></text:h>
      <text:p text:style-name="Text_20_body"><text:span text:style-name="Strong_20_Emphasis">freedom</text:span> utilise le système le plus répandu dans le monde des logiciels libres à savoir <text:a xlink:type="simple" xlink:href="http://fr.wikipedia.org/wiki/Gettext">Gettext</text:a></text:p>
      <text:h text:style-name="Heading_20_3" text:outline-level="3"><text:bookmark-start text:name="localiser_son_application"/>Localiser son application<text:bookmark-end text:name="localiser_son_application"/></text:h>
      <text:h text:style-name="Heading_20_4" text:outline-level="4"><text:bookmark-start text:name="localisation_des_familles"/>Localisation des familles<text:bookmark-end text:name="localisation_des_familles"/></text:h>
      <text:p text:style-name="Text_20_body">Les familles freedom sont décrites via les fichiers .ods. Les différentes informations issues de ces fichiers et présentées à l'utilisateur (libellé, énumérés, etc…) peuvent être traduites via la localisation. Aucune syntaxe particulière, ni mise en évidence des textes à traduire n'est nécessaire.</text:p>
      <text:h text:style-name="Heading_20_4" text:outline-level="4"><text:bookmark-start text:name="localisation_des_fichiers_.php_methode_class_action_api"/>Localisation des fichiers .php (Methode, Class, Action, Api,..)<text:bookmark-end text:name="localisation_des_fichiers_.php_methode_class_action_api"/></text:h>
      <text:p text:style-name="Text_20_body">A chaque fois qu'une chaine de caractères est susceptible d'être traduite ou contient des accents il est fortement conseillé d'utiliser la fonction “gettext()” ou sa forme simplifiée “_()”</text:p>
      <text:p text:style-name="Text_20_body">Exemple avec un extrait du fichier “Method.Report.php” : </text:p>
      <text:p text:style-name="Preformatted_20_Text"><text:span text:style-name="keyword1_5f_php">function</text:span> _getInternals<text:span text:style-name="symbol0_5f_php">()</text:span> <text:span text:style-name="symbol0_5f_php">{</text:span></text:p>
      <text:p text:style-name="Preformatted_20_Text"><text:s text:c="7"/><text:span text:style-name="keyword0_5f_php">return</text:span> <text:span text:style-name="keyword2_5f_php">array</text:span><text:span text:style-name="symbol0_5f_php">(</text:span><text:span text:style-name="string_5f_php">"title"</text:span> <text:s text:c="3"/><text:span text:style-name="symbol0_5f_php">=&gt;</text:span> <text:span text:style-name="keyword2_5f_php">_</text:span><text:span text:style-name="symbol0_5f_php">(</text:span><text:span text:style-name="string_5f_php">"doctitle"</text:span><text:span text:style-name="symbol0_5f_php">),</text:span></text:p>
      <text:p text:style-name="Preformatted_20_Text"><text:s text:c="13"/><text:span text:style-name="string_5f_php">"revdate"</text:span> <text:s/><text:span text:style-name="symbol0_5f_php">=&gt;</text:span> <text:span text:style-name="keyword2_5f_php">_</text:span><text:span text:style-name="symbol0_5f_php">(</text:span><text:span text:style-name="string_5f_php">"revdate"</text:span><text:span text:style-name="symbol0_5f_php">),</text:span></text:p>
      <text:p text:style-name="Preformatted_20_Text"><text:s text:c="7"/><text:span text:style-name="string_5f_php">"revision"</text:span> <text:span text:style-name="symbol0_5f_php">=&gt;</text:span> <text:span text:style-name="keyword2_5f_php">_</text:span><text:span text:style-name="symbol0_5f_php">(</text:span><text:span text:style-name="string_5f_php">"revision"</text:span><text:span text:style-name="symbol0_5f_php">),</text:span></text:p>
      <text:p text:style-name="Preformatted_20_Text"><text:s text:c="7"/><text:span text:style-name="string_5f_php">"state"</text:span> <text:s text:c="3"/><text:span text:style-name="symbol0_5f_php">=&gt;</text:span> <text:span text:style-name="keyword2_5f_php">_</text:span><text:span text:style-name="symbol0_5f_php">(</text:span><text:span text:style-name="string_5f_php">"state"</text:span><text:span text:style-name="symbol0_5f_php">));</text:span></text:p>
      <text:p text:style-name="Preformatted_20_Text"><text:s text:c="2"/><text:span text:style-name="symbol0_5f_php">}</text:span></text:p>
      <text:p text:style-name="Preformatted_20_Text"/>
      <text:p text:style-name="Text_20_body">Autre exemple avec la fonction “sprintf” : </text:p>
      <text:p text:style-name="Preformatted_20_Text">$err=sprintf(_("Unable to connect to LDAP server %s"),$ldaphost);</text:p>
      <text:p text:style-name="Text_20_body">En conclusion, il suffit de placer à l'intérieur de la fonction “_()” chaque chaine de caractères à localiser.</text:p>
      <text:h text:style-name="Heading_20_4" text:outline-level="4"><text:bookmark-start text:name="localisation_des_fichiers_.xml_layout_et_action"/><text:soft-page-break/>Localisation des fichiers .xml (Layout et Action)<text:bookmark-end text:name="localisation_des_fichiers_.xml_layout_et_action"/></text:h>
      <text:p text:style-name="Text_20_body">Comme il n'est pas possible dans un ficheir .xml d'utiliser une focntion PHP, il existe une autre technique. Il faut placer la chaine à traduire entre crochets et la faire précédé du mot clé réservé “TEXT”. Exemple : </text:p>
      <text:p text:style-name="Preformatted_20_Text">&lt;h1&gt;[TEXT:Title of document]&lt;/h1&gt;</text:p>
      <text:p text:style-name="Text_20_body"><text:span text:style-name="Strong_20_Emphasis">Remarque </text:span>: Vous trouverez de nombreux exemples dans les fichiers .xml fourni par défaut dans Freedom.</text:p>
      <text:h text:style-name="Heading_20_4" text:outline-level="4"><text:bookmark-start text:name="localisation_des_fichiers_.app_application"/>Localisation des fichiers .app (Application)<text:bookmark-end text:name="localisation_des_fichiers_.app_application"/></text:h>
      <text:p text:style-name="Text_20_body">Le contenu des fichiers .app est enregistré dans la base de données et ne doit pas être localisé.</text:p>
      <text:p text:style-name="Text_20_body">Pour ces fichiers, il faut utiliser la fonction spécifique à Freedom “N_()”. Cette fonction retourne la chaine elle même sans la traduire. Cette fonction permet d'identifier les chaines à traduire pour pouvoir utiliser les traductions dans les différentes interfaces d'administration. Exemple : </text:p>
      <text:p text:style-name="Text_20_body"/>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3"/><text:span text:style-name="string_5f_php">"name"</text:span> <text:span text:style-name="symbol0_5f_php">=&gt;</text:span> <text:span text:style-name="string_5f_php">"ONEFAM"</text:span><text:span text:style-name="symbol0_5f_php">,</text:span> <text:s text:c="9"/><text:span text:style-name="comment0_5f_php">//Name</text:span></text:p>
      <text:p text:style-name="Preformatted_20_Text"><text:s text:c="3"/><text:span text:style-name="string_5f_php">"short_name"</text:span> <text:span text:style-name="symbol0_5f_php">=&gt;</text:span> N_<text:span text:style-name="symbol0_5f_php">(</text:span><text:span text:style-name="string_5f_php">"Onefam"</text:span><text:span text:style-name="symbol0_5f_php">),</text:span> <text:span text:style-name="comment0_5f_php">//Short name</text:span></text:p>
      <text:p text:style-name="Preformatted_20_Text"><text:s text:c="3"/><text:span text:style-name="string_5f_php">"description"</text:span> <text:span text:style-name="symbol0_5f_php">=&gt;</text:span> N_<text:span text:style-name="symbol0_5f_php">(</text:span><text:span text:style-name="string_5f_php">"One Familly Management"</text:span><text:span text:style-name="symbol0_5f_php">),</text:span> <text:span text:style-name="comment0_5f_php">//long description</text:span></text:p>
      <text:h text:style-name="Heading_20_4" text:outline-level="4"><text:bookmark-start text:name="localisation_des_cycles_de_vie"/>Localisation des cycles de vie<text:bookmark-end text:name="localisation_des_cycles_de_vie"/></text:h>
      <text:p text:style-name="Text_20_body">Pour localiser un cycle de vie, c'est un peu particulier car nous ne pouvont pas utiliser la fonction “_()” directement dans les tableaux de définition des étapes et des transitions.</text:p>
      <text:p text:style-name="Text_20_body">Il faut donc placer cette fonction en commentaire mais en utilisant uniquement le signe ”#” et sans le placer en début de ligne car dans le cas contraire il ne serait pas analysé.</text:p>
      <text:p text:style-name="Text_20_body">Voici un un exemple pour les transitions : </text:p>
      <text:p text:style-name="Preformatted_20_Text">var $transitions = array ( # _("T1") _("T2") _("T3")<text:line-break/> <text:s text:c="2"/>"T1" =&gt;array(), <text:s text:c="2"/><text:line-break/> <text:s text:c="25"/>"T2" =&gt;array(), <text:s text:c="2"/><text:line-break/> <text:s text:c="25"/>"T3" =&gt;array());<text:line-break/></text:p>
      <text:p text:style-name="Text_20_body">Et un autre pour les étapes : </text:p>
      <text:p text:style-name="Preformatted_20_Text">var $cycle = array( # _("Etape1") _("Etape2") _("Etape3")<text:line-break/> <text:s text:c="9"/>array("e1" =&gt; "Etape1",<text:line-break/> <text:s text:c="7"/>"e2" =&gt; "Etape2", <text:line-break/> <text:s text:c="7"/>"t" <text:s/>=&gt; "T1"),<text:line-break/>...<text:line-break/></text:p>
      <text:h text:style-name="Heading_20_4" text:outline-level="4"><text:bookmark-start text:name="localisation_des_attributs_des_familles"/>Localisation des attributs des familles<text:bookmark-end text:name="localisation_des_attributs_des_familles"/></text:h>
      <text:p text:style-name="Text_20_body">Pour activer la localisation des libellés d'attribut, il est nécessaire d'indiquer dans le Makefile principal les fichiers ods à scruter. Ceci se fait en ajoutant les chemins des fichiers dans la variable <text:span text:style-name="Source_20_Text">TRANSODS</text:span>.</text:p>
      <text:p text:style-name="Preformatted_20_Text"># ============================================<text:line-break/># $Id: Makefile.in,v <text:s/>$<text:line-break/># ============================================<text:line-break/><text:soft-page-break/>PACKAGE = @PACKAGE@<text:line-break/>VERSION = @VERSION@<text:line-break/>...<text:line-break/>include $(utildir)/PubRule<text:line-break/><text:line-break/>TRANSODS += mesfamilles.ods<text:line-break/>...<text:line-break/></text:p>
      <text:p text:style-name="Text_20_body">Ensuite cela produit des entrées dans les fichiers po comme ci-dessous : </text:p>
      <text:p text:style-name="Preformatted_20_Text">#, fuzzy<text:line-break/>msgid "ENTITE#title"<text:line-break/>msgstr "Entité"<text:line-break/><text:line-break/> #, fuzzy<text:line-break/>msgid "ENTITE#ae_type"<text:line-break/>msgstr "Type"<text:line-break/><text:line-break/>#, fuzzy<text:line-break/>msgid "ENTITE#ae_campagne"<text:line-break/>msgstr "Campagne"<text:line-break/><text:line-break/>#, fuzzy<text:line-break/>msgid "ENTITE#ae_type#yes"<text:line-break/>msgstr "Type"<text:line-break/><text:line-break/>#, fuzzy<text:line-break/>msgid "ENTITE#ae_type#no"<text:line-break/>msgstr "Type"<text:line-break/><text:line-break/></text:p>
      <text:p text:style-name="Text_20_body">l'identificateur est composé du nom de la famille, suivi de dièse puis de l'identifiant de l'attribut. Le titre de la famille est aussi traduisible avec la clef nom de la famille suivi de <text:span text:style-name="Source_20_Text">#title</text:span>. Les libellés des valeurs d'énuméré sont aussi traduisibles. Elle se retrouve à l'aide du nom de la famille, du nom de l'attribut puis de la clef de l'énumeré.</text:p>
      <text:h text:style-name="Heading_20_4" text:outline-level="4"><text:bookmark-start text:name="recherche_des_chaines_a_traduire_generation_fichier_.po"/>Recherche des chaines à traduire (Génération fichier .po)<text:bookmark-end text:name="recherche_des_chaines_a_traduire_generation_fichier_.po"/></text:h>
      <text:p text:style-name="Text_20_body">Pour rechercher les chaines à traduire dans les différents fichiers, il faut utiliser <text:span text:style-name="Source_20_Text">make po</text:span>. Cela va mettre à jour les fichiers &lt;APP&gt;_fr.po et &lt;APP&gt;en.po.</text:p>
      <text:h text:style-name="Heading_20_4" text:outline-level="4"><text:bookmark-start text:name="comment_ca_marche"/>Comment ça marche<text:bookmark-end text:name="comment_ca_marche"/></text:h>
      <text:p text:style-name="Text_20_body">Voici le code permettant de récupérer les données de tous nos fichiers et de générer un fichier .pot (Ce code est inclus dans votre fichier PubRule) : </text:p>
      <text:p text:style-name="Preformatted_20_Text">xmlfiles=`find . -name "*.xml" -o -name "*.js"`;<text:line-break/>grep TEXT: $xmlfiles | sed -e's/\[TEXT:/\n\[TEXT:/g' | sed <text:line-break/>-e's/\(.*\)TEXT:\([^]]*\)\(.*\)/N_("\2")/g' &gt; textxml.php<text:line-break/><text:line-break/>phpfiles=`find . -name "*.app" -o -name "*.php"`; <text:line-break/>xgettext <text:s/>--no-location <text:s text:c="2"/>$phpfiles --keyword='_' --keyword='N_' --keyword='text' <text:line-break/>--keyword='Text' --language=c -o $appname.pot<text:line-break/></text:p>
      <text:p text:style-name="Text_20_body">Ensuite, il faut à partir de ce fichier .pot générer un fichier .mo pour chaque langue à définir. Voici un extrait du code : </text:p>
      <text:p text:style-name="Preformatted_20_Text">for lang in <text:s/>$LANGS; do<text:line-break/> destpo=$appname"_$lang.po"<text:line-break/><text:soft-page-break/> msgmerge -v --force-po <text:s/>$destpo $appname.pot &gt; $destpo.new; <text:line-break/> mv $destpo.new $destpo; <text:line-break/> msgfmt $destpo -o $wpub/locale/$lang/LC_MESSAGES/$appname.mo <text:line-break/>done<text:line-break/></text:p>
      <text:h text:style-name="Heading_20_3" text:outline-level="3"><text:bookmark-start text:name="traduire_un_module_freedom_dans_une_autre_langue"/>Traduire un module Freedom dans une autre langue<text:bookmark-end text:name="traduire_un_module_freedom_dans_une_autre_langue"/></text:h>
      <text:p text:style-name="Text_20_body">Pour traduire un module Freedom dans une autre langue, on fera un module qui ne fournira que le fichie</text:p>
      <text:p text:style-name="Text_20_body">Exemple pour la traduction de `freedom-core' en espagnol :</text:p>
      <text:p text:style-name="Text_20_body">On initialisera un module `freedom-core-langpack-es'</text:p>
      <text:p text:style-name="Preformatted_20_Text">$ mkdir freedom-core-langpack-es<text:line-break/>$ cd freedom-core-langpack-es<text:line-break/></text:p>
      <text:p text:style-name="Preformatted_20_Text">$ vi VERSION<text:line-break/>1.0.0<text:line-break/></text:p>
      <text:p text:style-name="Preformatted_20_Text">$ vi RELEASE<text:line-break/>1<text:line-break/></text:p>
      <text:p text:style-name="Preformatted_20_Text">$ vi info.xml.in<text:line-break/>&lt;?xml <text:span text:style-name="regexp0_5f_xml">version=</text:span><text:span text:style-name="string_5f_xml">"1.0"</text:span>?&gt;</text:p>
      <text:p text:style-name="Preformatted_20_Text">&lt;module <text:span text:style-name="regexp0_5f_xml">name=</text:span><text:span text:style-name="string_5f_xml">"freedom-core-langpack-es"</text:span> <text:span text:style-name="regexp0_5f_xml">version=</text:span><text:span text:style-name="string_5f_xml">"@VERSION@"</text:span> <text:span text:style-name="regexp0_5f_xml">release=</text:span><text:span text:style-name="string_5f_xml">"@RELEASE@"</text:span> <text:span text:style-name="regexp0_5f_xml">basecomponent=</text:span><text:span text:style-name="string_5f_xml">"no"</text:span>&gt;</text:p>
      <text:p text:style-name="Preformatted_20_Text"/>
      <text:p text:style-name="Preformatted_20_Text"><text:s text:c="2"/>&lt;description <text:span text:style-name="regexp0_5f_xml">lang=</text:span><text:span text:style-name="string_5f_xml">"en"</text:span>&gt;freedom-core spanish (es_ES) locale&lt;/description&gt;</text:p>
      <text:p text:style-name="Preformatted_20_Text"/>
      <text:p text:style-name="Preformatted_20_Text"><text:s text:c="2"/>&lt;requires&gt;</text:p>
      <text:p text:style-name="Preformatted_20_Text"><text:s text:c="4"/>&lt;module <text:span text:style-name="regexp0_5f_xml">name=</text:span><text:span text:style-name="string_5f_xml">"freedom-core"</text:span> /&gt;</text:p>
      <text:p text:style-name="Preformatted_20_Text"><text:s text:c="2"/>&lt;/requires&gt;</text:p>
      <text:p text:style-name="Preformatted_20_Text"/>
      <text:p text:style-name="Preformatted_20_Text"><text:s text:c="2"/>&lt;post-install&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install&gt;</text:p>
      <text:p text:style-name="Preformatted_20_Text"><text:s text:c="2"/></text:p>
      <text:p text:style-name="Preformatted_20_Text"><text:s text:c="2"/>&lt;post-upgrade&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upgrade&gt;</text:p>
      <text:p text:style-name="Preformatted_20_Text"/>
      <text:p text:style-name="Preformatted_20_Text"><text:s text:c="2"/>&lt;changelog&gt;</text:p>
      <text:p text:style-name="Preformatted_20_Text"><text:s text:c="4"/>&lt;version <text:span text:style-name="regexp0_5f_xml">number=</text:span><text:span text:style-name="string_5f_xml">"1.0.1-1"</text:span> <text:span text:style-name="regexp0_5f_xml">date=</text:span><text:span text:style-name="string_5f_xml">"2010-05-17"</text:span>&gt;</text:p>
      <text:p text:style-name="Preformatted_20_Text"><text:s text:c="6"/>&lt;change <text:span text:style-name="regexp0_5f_xml">title=</text:span><text:span text:style-name="string_5f_xml">"Initial release"</text:span> /&gt;</text:p>
      <text:p text:style-name="Preformatted_20_Text"><text:s text:c="4"/>&lt;/version&gt;</text:p>
      <text:p text:style-name="Preformatted_20_Text"><text:s text:c="2"/>&lt;/changelog&gt;</text:p>
      <text:p text:style-name="Preformatted_20_Text"/>
      <text:p text:style-name="Preformatted_20_Text">&lt;/module&gt;<text:line-break/></text:p>
      <text:p text:style-name="Preformatted_20_Text">$ vi Makefile<text:line-break/>PACKAGE = @PACKAGE@<text:line-break/>VERSION = @VERSION@<text:line-break/>utildir=@PUBRULE@<text:line-break/>appname = @APPNAME@<text:line-break/>pubdir = @prefix@<text:line-break/>srcdir = @srcdir@<text:line-break/>rootprefix=$(RPM_BUILD_ROOT)<text:line-break/><text:line-break/>export pubdir utildir appname pidir<text:line-break/><text:soft-page-break/><text:line-break/>TAR = gtar<text:line-break/>GZIP_ENV = --best<text:line-break/><text:line-break/>export targetdir<text:line-break/>export utildir<text:line-break/><text:line-break/>pages_not_xml = info.xml<text:line-break/>pages_not_php = fam2po.php po2js.php lang_es.php<text:line-break/><text:line-break/>LANGS=es<text:line-break/><text:line-break/>include $(utildir)/PubRule<text:line-break/><text:line-break/></text:p>
      <text:p text:style-name="Preformatted_20_Text">$ vi configure.in<text:line-break/>AC_PREREQ(2.13)<text:line-break/>AC_INIT(./Makefile.in)<text:line-break/>AC_SUBST(VERSION)<text:line-break/>VERSION=`cat VERSION`<text:line-break/>AC_SUBST(RELEASE)<text:line-break/>RELEASE=`cat RELEASE`<text:line-break/>AC_SUBST(PACKAGE)<text:line-break/>PACKAGE=freedom-core-langpack-es<text:line-break/>AC_SUBST(APPNAME)<text:line-break/>APPNAME=WHAT<text:line-break/><text:line-break/>ac_default_prefix=/usr/share/what<text:line-break/>AC_SUBST(PUBRULE)<text:line-break/>PUBRULE=<text:line-break/>AC_ARG_WITH(pubrule, [ <text:s/>--with-pubrule=dir <text:s text:c="5"/>Path to PubRule], PUBRULE=$withval)<text:line-break/>if test "x$PUBRULE" != "x"; then<text:line-break/> <text:s/>PUBRULEDIR=$PUBRULE<text:line-break/>else<text:line-break/> <text:s/>if test "x$PUBRULEDIR" == "x"; then<text:line-break/> <text:s text:c="4"/>AC_CHECK_FILE($HOME/anakeen/devtools/PubRule, PUBRULEDIR=$HOME/anakeen/devtools/)<text:line-break/> <text:s text:c="4"/>if test "x$PUBRULEDIR" = "x"; then<text:line-break/> <text:s text:c="9"/>PUBRULEDIR=.<text:line-break/> <text:s text:c="4"/>fi<text:line-break/> <text:s/>fi<text:line-break/>fi<text:line-break/>AC_CHECK_FILE($PUBRULEDIR/PubRule, PUBRULE=$PUBRULEDIR)<text:line-break/>if test "x$PUBRULE" = "x"; then<text:line-break/> <text:s/>AC_MSG_ERROR([Could not find PubRule])<text:line-break/>fi<text:line-break/>AC_MSG_NOTICE([PubRule located at $PUBRULE])<text:line-break/><text:line-break/>AC_OUTPUT(Makefile info.xml)<text:line-break/></text:p>
      <text:p text:style-name="Preformatted_20_Text">$ vi WHAT_es.po</text:p>
      <text:p text:style-name="Preformatted_20_Text"># SOME DESCRIPTIVE TITLE.</text:p>
      <text:p text:style-name="Preformatted_20_Text"># Copyright (C) YEAR Free Software Foundation, Inc.</text:p>
      <text:p text:style-name="Preformatted_20_Text"># FIRST AUTHOR &lt;EMAIL@ADDRESS&gt;, YEAR.</text:p>
      <text:p text:style-name="Preformatted_20_Text">#</text:p>
      <text:p text:style-name="Preformatted_20_Text">msgid ""</text:p>
      <text:p text:style-name="Preformatted_20_Text">msgstr ""</text:p>
      <text:p text:style-name="Preformatted_20_Text">"Project-Id-Version: TEST locale\n"</text:p>
      <text:p text:style-name="Preformatted_20_Text">"Report-Msgid-Bugs-To: \n"</text:p>
      <text:p text:style-name="Preformatted_20_Text">"POT-Creation-Date: 2010-03-12 16:27+0100\n"</text:p>
      <text:p text:style-name="Preformatted_20_Text">"PO-Revision-Date: 2010-03-12 16:55+0100\n"</text:p>
      <text:p text:style-name="Preformatted_20_Text"><text:soft-page-break/>"Last-Translator: Eric Martin &lt;eric.martin@somewhere.com&gt;\n"</text:p>
      <text:p text:style-name="Preformatted_20_Text">"Language-Team: spanish-anakeen &lt;distrib@anakeen.com&gt;\n"</text:p>
      <text:p text:style-name="Preformatted_20_Text">"MIME-Version: 1.0\n"</text:p>
      <text:p text:style-name="Preformatted_20_Text">"Content-Type: text/plain; charset=UTF-8\n"</text:p>
      <text:p text:style-name="Preformatted_20_Text">"Content-Transfer-Encoding: 8-bit\n"</text:p>
      <text:p text:style-name="Preformatted_20_Text">"\n"</text:p>
      <text:p text:style-name="Preformatted_20_Text"/>
      <text:p text:style-name="Preformatted_20_Text">msgid "userlogin</text:p>
      <text:p text:style-name="Preformatted_20_Text">msgstr "Inicio"</text:p>
      <text:p text:style-name="Preformatted_20_Text"/>
      <text:p text:style-name="Preformatted_20_Text">msgid "username"</text:p>
      <text:p text:style-name="Preformatted_20_Text">msgstr "Nombre"</text:p>
      <text:p text:style-name="Preformatted_20_Text"/>
      <text:p text:style-name="Preformatted_20_Text">msgid "permissions"</text:p>
      <text:p text:style-name="Preformatted_20_Text">msgstr "derecho"</text:p>
      <text:p text:style-name="Preformatted_20_Text"/>
      <text:p text:style-name="Preformatted_20_Text">msgid "none"</text:p>
      <text:p text:style-name="Preformatted_20_Text">msgstr "Ninguno"</text:p>
      <text:p text:style-name="Preformatted_20_Text"/>
      <text:p text:style-name="Preformatted_20_Text">msgid "user"</text:p>
      <text:p text:style-name="Preformatted_20_Text">msgstr "usario"</text:p>
      <text:p text:style-name="Preformatted_20_Text"/>
      <text:p text:style-name="Preformatted_20_Text">msgid "object"</text:p>
      <text:p text:style-name="Preformatted_20_Text">msgstr "objeto"</text:p>
      <text:p text:style-name="Text_20_body"><text:line-break/>[...]<text:line-break/></text:p>
      <text:p text:style-name="Preformatted_20_Text">$ vi lang_es.php<text:line-break/><text:span text:style-name="symbol0_5f_php">&lt;</text:span>?php<text:line-break/><text:line-break/><text:span text:style-name="regexp0_5f_php">$lang</text:span><text:span text:style-name="symbol0_5f_php">[</text:span><text:span text:style-name="string_5f_php">"es_ES"</text:span><text:span text:style-name="symbol0_5f_php">]</text:span> <text:span text:style-name="symbol0_5f_php">=</text:span> <text:span text:style-name="keyword2_5f_php">array</text:span><text:span text:style-name="symbol0_5f_php">(</text:span><text:line-break/> <text:s text:c="3"/><text:span text:style-name="string_5f_php">"label"</text:span> <text:s/><text:span text:style-name="symbol0_5f_php">=&gt;</text:span> <text:span text:style-name="string_5f_php">"Español"</text:span><text:span text:style-name="symbol0_5f_php">,</text:span><text:line-break/> <text:s text:c="3"/><text:span text:style-name="string_5f_php">"flag"</text:span> <text:s text:c="2"/><text:span text:style-name="symbol0_5f_php">=&gt;</text:span> <text:span text:style-name="string_5f_php">""</text:span><text:span text:style-name="symbol0_5f_php">,</text:span><text:line-break/> <text:s text:c="3"/><text:span text:style-name="string_5f_php">"locale"</text:span> <text:span text:style-name="symbol0_5f_php">=&gt;</text:span> <text:span text:style-name="string_5f_php">"es"</text:span><text:span text:style-name="symbol0_5f_php">,</text:span></text:p>
      <text:p text:style-name="Preformatted_20_Text"><text:s text:c="4"/><text:span text:style-name="string_5f_php">"dateFormat"</text:span> <text:span text:style-name="symbol0_5f_php">=&gt;</text:span> <text:span text:style-name="string_5f_php">"%m/%d/%Y"</text:span><text:span text:style-name="symbol0_5f_php">,</text:span> </text:p>
      <text:p text:style-name="Preformatted_20_Text"><text:s text:c="4"/><text:span text:style-name="string_5f_php">"dateTimeFormat"</text:span> <text:span text:style-name="symbol0_5f_php">=&gt;</text:span> <text:span text:style-name="string_5f_php">"%m/%d/%Y %H:%M"</text:span><text:span text:style-name="symbol0_5f_php">,</text:span> </text:p>
      <text:p text:style-name="Preformatted_20_Text"><text:s text:c="4"/><text:span text:style-name="string_5f_php">"timeFormat"</text:span> <text:span text:style-name="symbol0_5f_php">=&gt;</text:span> <text:span text:style-name="string_5f_php">"%H:%M:%S"</text:span><text:span text:style-name="symbol0_5f_php">,</text:span> <text:line-break/><text:span text:style-name="symbol0_5f_php">);</text:span></text:p>
      <text:p text:style-name="Preformatted_20_Text"><text:line-break/>?&gt;<text:line-break/></text:p>
      <text:h text:style-name="Heading_20_3" text:outline-level="3"><text:bookmark-start text:name="outils_pour_lire_les_fichiers_.po_et_traduire_les_chaines"/>Outils pour lire les fichiers .po et traduire les chaines<text:bookmark-end text:name="outils_pour_lire_les_fichiers_.po_et_traduire_les_chaines"/></text:h>
      <text:p text:style-name="Text_20_body">Une fois les fichier .po généré, il faut traduire les chaines de caractère dans les différentes langues.</text:p>
      <text:p text:style-name="Text_20_body">Vous pouvez le faire un avec un simple éditeur de texte, mais il est fortement recommandé d'utiliser un outil spécialisé : </text:p>
      <text:list xml:id="list834750666" text:style-name="List_20_1">
        <text:list-item>
          <text:p text:style-name="P1">kbabel (KDE)</text:p>
        </text:list-item>
        <text:list-item>
          <text:p text:style-name="P1">gtranslator (Gnome)</text:p>
        </text:list-item>
        <text:list-item>
          <text:p text:style-name="P1">PoEdit (multiplateforme)</text:p>
        </text:list-item>
        <text:list-item>
          <text:p text:style-name="P1">emacs (geek <draw:frame draw:style-name="fr1" draw:name="images1" text:anchor-type="as-char" svg:width="0.397cm" svg:height="0.397cm" draw:z-index="0"><draw:image xlink:href="Pictures/100002000000000F0000000F23235044.gif" xlink:type="simple" xlink:show="embed" xlink:actuate="onLoad"/></draw:frame>)</text:p>
        </text:list-item>
      </text:list>
      <text:h text:style-name="Heading_20_3" text:outline-level="3"><text:bookmark-start text:name="generation_des_fichiers_.mo_binaires"/>Génération des fichiers .mo (binaires)<text:bookmark-end text:name="generation_des_fichiers_.mo_binaires"/></text:h>
      <text:p text:style-name="Text_20_body">La commande 'msgfmt' permet de compiler les fichiers .po en fichier binaire <text:soft-page-break/>.mo : </text:p>
      <text:p text:style-name="Preformatted_20_Text">msgfmt $destpo -o $wpub/locale/$lang/LC_MESSAGES/$appname.mo</text:p>
      <text:h text:style-name="Heading_20_3" text:outline-level="3"><text:bookmark-start text:name="initialisation_de_freedom_et_d_apache_pour_prendre_en_compte_les_localisations"/>Initialisation de freedom et d'Apache pour prendre en compte les localisations<text:bookmark-end text:name="initialisation_de_freedom_et_d_apache_pour_prendre_en_compte_les_localisations"/></text:h>
      <text:p text:style-name="Text_20_body">Pour finir, il faut assembler les fichiers .mo des différentes applications et les rendre disponible pour Apache : </text:p>
      <text:p text:style-name="Preformatted_20_Text">whattext <text:s text:c="17"/><text:line-break/>etc/init.d/apache2 reload <text:s/></text:p>
      <text:h text:style-name="Heading_20_3" text:outline-level="3"><text:bookmark-start text:name="script_pour_automatiser_les_taches"/>Script pour automatiser les tâches<text:bookmark-end text:name="script_pour_automatiser_les_taches"/></text:h>
      <text:p text:style-name="Text_20_body">Si vous avez suivis la formation développeur proposé par Anakeen, vous aurez appris à créer vos propres paquets .rpm ou .deb pour fabriquer vos applications basées sur <text:span text:style-name="Strong_20_Emphasis">freedom</text:span>. Et la partie localisation est incluse dans la génération du paquet.</text:p>
      <text:p text:style-name="Text_20_body">Le but de ce document n'est pas de vous expliquer comment fabriquer un paquet mais simplement vous permettre de localiser vos applications.</text:p>
      <text:p text:style-name="Text_20_body">FIXME internalmedia: freedom_2.14:devel:make_app.sh.txt reprend le code évoqué précédemment et y apporte quelques améliorations pour vous permettre de localiser une application.</text:p>
      <text:p text:style-name="Text_20_body">Pour utiliser ce script, il faut le placer dans ”/usr/share/what” et l'exécuter en donnant comme argument le nom de l'application traiter : </text:p>
      <text:p text:style-name="Preformatted_20_Text">/usr/share/what/make_app.sh MONAPPLI</text:p>
      <text:p text:style-name="Text_20_body">Voici les fonctionnalités de ce script : </text:p>
      <text:list xml:id="list142405067" text:style-name="List_20_1">
        <text:list-item>
          <text:p text:style-name="P1">Création des liens vers les Method, Class et Images </text:p>
        </text:list-item>
        <text:list-item>
          <text:p text:style-name="P1">Génération des fichiers .mo</text:p>
        </text:list-item>
        <text:list-item>
          <text:p text:style-name="P1">Compilation des .mo en .po</text:p>
        </text:list-item>
        <text:list-item>
          <text:p text:style-name="P1">Intégration des traductions dans Apache avec what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16T17:01:06</dc:date>
    <meta:editing-duration>PT00H10M17S</meta:editing-duration>
    <meta:editing-cycles>6</meta:editing-cycles>
    <meta:generator>OpenOffice.org/3.2$Linux OpenOffice.org_project/320m12$Build-9483</meta:generator>
    <meta:document-statistic meta:table-count="0" meta:image-count="1" meta:object-count="0" meta:page-count="7" meta:paragraph-count="141" meta:word-count="1426" meta:character-count="10704"/>
    <dc:creator>Eric Brison</dc:creator>
  </office:meta>
</office:document-meta>
</file>